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f187c" draw:textarea-horizontal-align="justify" draw:textarea-vertical-align="middle" draw:auto-grow-height="false" fo:min-height="2.037cm" fo:min-width="9.533cm"/>
    </style:style>
    <style:style style:name="gr2" style:family="graphic" style:parent-style-name="standard">
      <style:graphic-properties draw:fill="solid" draw:fill-color="#bd7cb5" draw:textarea-horizontal-align="justify" draw:textarea-vertical-align="middle" draw:auto-grow-height="false" fo:min-height="3.073cm" fo:min-width="2.823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1.18cm" fo:min-width="7.279cm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2.294cm"/>
    </style:style>
    <style:style style:name="gr5" style:family="graphic" style:parent-style-name="standard">
      <style:graphic-properties draw:fill-color="#bce4e5" draw:textarea-horizontal-align="justify" draw:textarea-vertical-align="middle" draw:auto-grow-height="false" fo:min-height="2.671cm" fo:min-width="15.40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9353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671cm"/>
    </style:style>
    <style:style style:name="gr10" style:family="graphic" style:parent-style-name="standard">
      <style:graphic-properties draw:stroke="none" svg:stroke-color="#000000" draw:fill="none" draw:fill-color="#ffffff" fo:min-height="2.417cm"/>
    </style:style>
    <style:style style:name="gr11" style:family="graphic" style:parent-style-name="standard">
      <style:graphic-properties draw:fill-color="#59c5c7" draw:textarea-horizontal-align="justify" draw:textarea-vertical-align="middle" draw:auto-grow-height="false" fo:min-height="2.036cm" fo:min-width="6.104cm"/>
    </style:style>
    <style:style style:name="P1" style:family="paragraph">
      <style:paragraph-properties fo:text-align="center"/>
    </style:style>
    <style:style style:name="P2" style:family="paragraph">
      <loext:graphic-properties draw:fill-color="#8f187c"/>
      <style:paragraph-properties fo:text-align="center"/>
    </style:style>
    <style:style style:name="P3" style:family="paragraph">
      <loext:graphic-properties draw:fill="solid" draw:fill-color="#bd7cb5"/>
      <style:paragraph-properties fo:text-align="center"/>
    </style:style>
    <style:style style:name="P4" style:family="paragraph">
      <loext:graphic-properties draw:fill-color="#00a65d"/>
      <style:paragraph-properties fo:text-align="center"/>
    </style:style>
    <style:style style:name="P5" style:family="paragraph">
      <loext:graphic-properties draw:fill-color="#bce4e5"/>
      <style:paragraph-properties fo:text-align="center"/>
      <style:text-properties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59c5c7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0.795cm" svg:height="3.048cm" svg:x="1.127cm" svg:y="12.43cm">
          <text:p text:style-name="P1">Ubuntu Cloud Image (upstream)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xml:id="id2" draw:id="id2" draw:layer="layout" svg:width="4.699cm" svg:height="4.699cm" svg:x="13.319cm" svg:y="17.002cm">
          <text:p text:style-name="P1"/>
          <text:p text:style-name="P1">UBUNTU V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8.255cm" svg:height="1.905cm" svg:x="3.54cm" svg:y="11.033cm">
          <text:p text:style-name="P1">openSUSE Saltstack PKG 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xml:id="id5" draw:id="id5" draw:layer="layout" svg:width="2.794cm" svg:height="1.397cm" svg:x="14.589cm" svg:y="17.764cm">
          <text:p text:style-name="P1">CloudInit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6" draw:id="id6" draw:layer="layout" svg:width="15.907cm" svg:height="2.921cm" svg:x="2.524cm" svg:y="1.508cm">
          <text:p text:style-name="P1"><text:span text:style-name="T1">terraform-</text:span><text:span text:style-name="T1">provider-</text:span><text:span text:style-name="T1">libvirt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653cm" svg:y1="1.254cm" svg:x2="18.653cm" svg:y2="18.653cm">
          <text:p/>
        </draw:line>
        <draw:connector draw:style-name="gr7" draw:text-style-name="P1" draw:layer="layout" svg:x1="11.922cm" svg:y1="13.954cm" svg:x2="13.319cm" svg:y2="19.351cm" draw:start-shape="id1" draw:end-shape="id2" svg:d="M11922 13954h698v5397h699" svg:viewBox="0 0 1398 5398">
          <text:p/>
        </draw:connector>
        <draw:connector draw:style-name="gr8" draw:text-style-name="P1" draw:layer="layout" svg:x1="14.843cm" svg:y1="8.747cm" svg:x2="15.668cm" svg:y2="17.002cm" draw:start-shape="id3" draw:end-shape="id2" svg:d="M14843 8747v4127h825v4128" svg:viewBox="0 0 826 8256">
          <text:p/>
        </draw:connector>
        <draw:frame draw:style-name="gr9" draw:text-style-name="P7" draw:layer="layout" svg:width="8.128cm" svg:height="2.921cm" svg:x="2.397cm" svg:y="4.937cm">
          <draw:text-box>
            <text:p>1) Deploy with terraform using upstream CloudImage</text:p>
          </draw:text-box>
        </draw:frame>
        <draw:frame draw:style-name="gr10" draw:text-style-name="P7" draw:layer="layout" svg:width="8.636cm" svg:height="2.667cm" svg:x="2.27cm" svg:y="15.732cm">
          <draw:text-box>
            <text:p>2) cloudinit inject openSUSE pkgs and other configuration</text:p>
            <text:p>(if needed)</text:p>
          </draw:text-box>
        </draw:frame>
        <draw:custom-shape draw:style-name="gr11" draw:text-style-name="P8" xml:id="id3" draw:id="id3" draw:layer="layout" svg:width="6.604cm" svg:height="2.286cm" svg:x="11.541cm" svg:y="6.461cm">
          <text:p text:style-name="P1"><text:span text:style-name="T2">terraform apply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1.795cm" svg:y1="11.747cm" svg:x2="14.589cm" svg:y2="18.463cm" draw:start-shape="id4" draw:start-glue-point="9" draw:end-shape="id5" draw:end-glue-point="6" svg:d="M11795 11747h1397v6716h1397" svg:viewBox="0 0 2795 6717">
          <text:p/>
        </draw:connector>
        <draw:connector draw:style-name="gr6" draw:text-style-name="P6" draw:layer="layout" draw:type="curve" svg:x1="10.477cm" svg:y1="4.429cm" svg:x2="14.843cm" svg:y2="6.461cm" draw:start-shape="id6" draw:end-shape="id3" svg:d="M10477 4429c0 1524 4366 508 4366 2032" svg:viewBox="0 0 4367 20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14:43:57.467171453</meta:creation-date>
    <dc:date>2018-09-24T20:06:02.456781272</dc:date>
    <meta:editing-duration>PT27M3S</meta:editing-duration>
    <meta:editing-cycles>8</meta:editing-cycles>
    <meta:generator>LibreOffice/6.0.5.2$Linux_X86_64 LibreOffice_project/00m0$Build-2</meta:generator>
    <meta:document-statistic meta:object-count="13"/>
  </office:meta>
</office:document-meta>
</file>